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d283" officeooo:paragraph-rsid="001fd2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1:25:49.468965006</meta:creation-date>
    <dc:date>2020-09-04T11:26:16.352088726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